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.676cm" fo:min-width="4.06cm"/>
    </style:style>
    <style:style style:name="gr2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438cm" fo:min-width="3.0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418cm" fo:min-width="2.527cm"/>
    </style:style>
    <style:style style:name="gr5" style:family="graphic" style:parent-style-name="standard">
      <style:graphic-properties draw:stroke="none" svg:stroke-color="#000000" draw:fill="none" draw:fill-color="#dddddd" draw:auto-grow-height="true" draw:auto-grow-width="false" fo:max-height="0cm" fo:min-height="0.55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15" style:family="graphic" style:parent-style-name="standard">
      <style:graphic-properties draw:fill-color="#dddddd" draw:textarea-horizontal-align="justify" draw:textarea-vertical-align="top" draw:auto-grow-height="false" fo:min-height="4.746cm" fo:min-width="6.65cm"/>
    </style:style>
    <style:style style:name="gr16" style:family="graphic" style:parent-style-name="standard">
      <style:graphic-properties draw:stroke="solid" draw:stroke-dash="Fine_20_Dashed" draw:fill-color="#dddddd" draw:textarea-horizontal-align="justify" draw:textarea-vertical-align="middle" draw:auto-grow-height="false" fo:min-height="1.189cm" fo:min-width="4.514cm" draw:shadow="hidden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9.683cm" fo:min-width="11.98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3.34cm" fo:min-width="9.619cm"/>
    </style:style>
    <style:style style:name="gr19" style:family="graphic" style:parent-style-name="standard">
      <style:graphic-properties draw:fill-color="#dddddd" draw:textarea-horizontal-align="justify" draw:textarea-vertical-align="top" draw:auto-grow-height="false" fo:min-height="3.339cm" fo:min-width="9.619cm"/>
    </style:style>
    <style:style style:name="gr20" style:family="graphic" style:parent-style-name="standard">
      <style:graphic-properties draw:fill-color="#dddddd" draw:textarea-horizontal-align="justify" draw:textarea-vertical-align="top" draw:auto-grow-height="false" fo:min-height="5.459cm" fo:min-width="12.45cm"/>
    </style:style>
    <style:style style:name="gr21" style:family="graphic" style:parent-style-name="standard">
      <style:graphic-properties draw:fill-color="#dddddd" draw:textarea-horizontal-align="justify" draw:textarea-vertical-align="top" draw:auto-grow-height="false" fo:min-height="3.277cm" fo:min-width="10.40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.421cm" fo:min-width="6.09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3.557cm" fo:min-width="6.741cm"/>
    </style:style>
    <style:style style:name="gr26" style:family="graphic" style:parent-style-name="standard">
      <style:graphic-properties draw:fill-color="#dddddd" draw:textarea-horizontal-align="justify" draw:textarea-vertical-align="top" draw:auto-grow-height="false" fo:min-height="5.413cm" fo:min-width="11.986cm"/>
    </style:style>
    <style:style style:name="gr27" style:family="graphic" style:parent-style-name="standard">
      <style:graphic-properties draw:fill-color="#dddddd" draw:textarea-horizontal-align="justify" draw:textarea-vertical-align="top" draw:auto-grow-height="false" fo:min-height="3.095cm" fo:min-width="9.619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025cm" fo:min-width="5.814cm"/>
    </style:style>
    <style:style style:name="gr29" style:family="graphic" style:parent-style-name="standard">
      <style:graphic-properties draw:fill-color="#dddddd" draw:opacity="50%" draw:opacity-name="" draw:textarea-horizontal-align="justify" draw:textarea-vertical-align="top" draw:auto-grow-height="false" fo:min-height="0.865cm" fo:min-width="4.09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07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2.036cm" fo:min-width="3.31cm"/>
    </style:style>
    <style:style style:name="gr33" style:family="graphic" style:parent-style-name="standard">
      <style:graphic-properties draw:stroke="none" svg:stroke-color="#000000" draw:fill="none" draw:fill-color="#dddddd" draw:auto-grow-height="true" draw:auto-grow-width="false" fo:max-height="0cm" fo:min-height="1.423cm"/>
    </style:style>
    <style:style style:name="gr34" style:family="graphic" style:parent-style-name="standard">
      <style:graphic-properties draw:stroke="none" svg:stroke-color="#000000" draw:fill="none" draw:fill-color="#dddddd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dddddd" draw:auto-grow-height="true" draw:auto-grow-width="false" fo:max-height="0cm" fo:min-height="0.766cm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1.106cm" fo:min-width="2.402cm"/>
    </style:style>
    <style:style style:name="gr3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2.26cm" fo:min-width="2.674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2.26cm" fo:min-width="6.261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2.29cm" fo:min-width="5.596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132cm" fo:min-width="2.756cm"/>
    </style:style>
    <style:style style:name="gr42" style:family="graphic" style:parent-style-name="standard">
      <style:graphic-properties draw:stroke="none" svg:stroke-color="#000000" draw:fill="none" draw:fill-color="#eeeeee" draw:auto-grow-height="true" draw:auto-grow-width="false" fo:max-height="0cm" fo:min-height="1.423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11.942cm" fo:min-width="3.056cm"/>
    </style:style>
    <style:style style:name="gr44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45" style:family="graphic" style:parent-style-name="standard">
      <style:graphic-properties draw:stroke="none" svg:stroke-color="#000000" draw:fill="none" draw:fill-color="#eeeeee" draw:auto-grow-height="true" draw:auto-grow-width="false" fo:max-height="0cm" fo:min-height="1.02cm"/>
    </style:style>
    <style:style style:name="gr46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12cm" fo:min-width="11.313cm"/>
    </style:style>
    <style:style style:name="gr47" style:family="graphic" style:parent-style-name="standard">
      <style:graphic-properties draw:stroke="none" svg:stroke-color="#000000" draw:fill="none" draw:fill-color="#eeeeee" draw:auto-grow-height="true" draw:auto-grow-width="false" fo:max-height="0cm" fo:min-height="2.845cm"/>
    </style:style>
    <style:style style:name="gr48" style:family="graphic" style:parent-style-name="standard">
      <style:graphic-properties svg:stroke-color="#000000" draw:marker-start="Arrow" draw:marker-start-width="0.3cm" draw:marker-end="Arrow" draw:marker-end-width="0.3cm" draw:fill-color="#eeeeee" draw:textarea-vertical-align="middle"/>
    </style:style>
    <style:style style:name="gr49" style:family="graphic" style:parent-style-name="standard">
      <style:graphic-properties draw:stroke="none" svg:stroke-color="#000000" draw:fill="none" draw:fill-color="#eeeeee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dddddd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color="#000000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-color="#ffff99"/>
      <style:paragraph-properties fo:text-align="center"/>
    </style:style>
    <style:style style:name="P12" style:family="paragraph">
      <loext:graphic-properties draw:fill-color="#dddddd" draw:opacity="50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dddddd"/>
      <style:paragraph-properties fo:text-align="center"/>
    </style:style>
    <style:style style:name="P16" style:family="paragraph">
      <loext:graphic-properties draw:fill="none" draw:fill-color="#dddddd"/>
    </style:style>
    <style:style style:name="P17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eeeeee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="none" draw:fill-color="#eeeee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custom-shape draw:style-name="gr1" draw:text-style-name="P2" draw:layer="layout" svg:width="4.56cm" svg:height="1.926cm" svg:x="5.092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7.372cm" svg:y1="16.118cm" svg:x2="7.372cm" svg:y2="16.944cm">
                <text:p/>
              </draw:line>
              <draw:custom-shape draw:style-name="gr3" draw:text-style-name="P2" draw:layer="layout" svg:width="3.624cm" svg:height="0.762cm" svg:x="5.56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5.764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7.372cm" svg:y1="19.008cm" svg:x2="7.372cm" svg:y2="19.696cm">
                <text:p/>
              </draw:line>
              <draw:frame draw:style-name="gr5" draw:text-style-name="P4" draw:layer="layout" svg:width="1.754cm" svg:height="0.809cm" svg:x="2.286cm" svg:y="17.631cm">
                <draw:text-box>
                  <text:p><text:span text:style-name="T1">Key</text:span></text:p>
                </draw:text-box>
              </draw:frame>
              <draw:line draw:style-name="gr2" draw:text-style-name="P3" draw:layer="layout" svg:x1="3.514cm" svg:y1="17.907cm" svg:x2="4.917cm" svg:y2="17.907cm">
                <text:p/>
              </draw:line>
            </draw:g>
          </draw:g>
          <draw:g>
            <draw:g>
              <draw:custom-shape draw:style-name="gr1" draw:text-style-name="P2" draw:layer="layout" svg:width="4.56cm" svg:height="1.926cm" svg:x="12.966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15.246cm" svg:y1="16.118cm" svg:x2="15.246cm" svg:y2="16.944cm">
                <text:p/>
              </draw:line>
              <draw:custom-shape draw:style-name="gr3" draw:text-style-name="P2" draw:layer="layout" svg:width="3.624cm" svg:height="0.762cm" svg:x="13.434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13.638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15.246cm" svg:y1="19.008cm" svg:x2="15.246cm" svg:y2="19.696cm">
                <text:p/>
              </draw:line>
              <draw:frame draw:style-name="gr5" draw:text-style-name="P4" draw:layer="layout" svg:width="1.754cm" svg:height="0.809cm" svg:x="10.16cm" svg:y="17.631cm">
                <draw:text-box>
                  <text:p><text:span text:style-name="T1">Key</text:span></text:p>
                </draw:text-box>
              </draw:frame>
              <draw:line draw:style-name="gr2" draw:text-style-name="P3" draw:layer="layout" svg:x1="11.388cm" svg:y1="17.907cm" svg:x2="12.791cm" svg:y2="17.907cm">
                <text:p/>
              </draw:line>
            </draw:g>
          </draw:g>
          <draw:g>
            <draw:g>
              <draw:custom-shape draw:style-name="gr1" draw:text-style-name="P2" draw:layer="layout" svg:width="4.56cm" svg:height="1.926cm" svg:x="20.84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23.12cm" svg:y1="16.118cm" svg:x2="23.12cm" svg:y2="16.944cm">
                <text:p/>
              </draw:line>
              <draw:custom-shape draw:style-name="gr3" draw:text-style-name="P2" draw:layer="layout" svg:width="3.624cm" svg:height="0.762cm" svg:x="21.308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21.512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23.12cm" svg:y1="19.008cm" svg:x2="23.12cm" svg:y2="19.696cm">
                <text:p/>
              </draw:line>
              <draw:frame draw:style-name="gr5" draw:text-style-name="P4" draw:layer="layout" svg:width="1.754cm" svg:height="0.809cm" svg:x="18.034cm" svg:y="17.631cm">
                <draw:text-box>
                  <text:p><text:span text:style-name="T1">Key</text:span></text:p>
                </draw:text-box>
              </draw:frame>
              <draw:line draw:style-name="gr2" draw:text-style-name="P3" draw:layer="layout" svg:x1="19.262cm" svg:y1="17.907cm" svg:x2="20.665cm" svg:y2="17.907cm">
                <text:p/>
              </draw:line>
            </draw:g>
          </draw:g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6" draw:layer="layout" svg:width="4.92cm" svg:height="0.962cm" svg:x="4.085cm" svg:y="3.28cm">
          <draw:text-box>
            <text:p>somesite.com</text:p>
          </draw:text-box>
        </draw:frame>
        <draw:frame draw:style-name="gr7" draw:text-style-name="P6" draw:layer="layout" svg:width="4.92cm" svg:height="0.962cm" svg:x="22.011cm" svg:y="3.28cm">
          <draw:text-box>
            <text:p>mybank.com</text:p>
          </draw:text-box>
        </draw:frame>
        <draw:line draw:style-name="gr8" draw:text-style-name="P7" draw:layer="layout" svg:x1="6.12cm" svg:y1="4.363cm" svg:x2="6.12cm" svg:y2="11.28cm">
          <text:p/>
        </draw:line>
        <draw:line draw:style-name="gr9" draw:text-style-name="P7" draw:layer="layout" svg:x1="6.991cm" svg:y1="5.71cm" svg:x2="23.887cm" svg:y2="5.709cm">
          <text:p/>
        </draw:line>
        <draw:frame draw:style-name="gr10" draw:text-style-name="P6" draw:layer="layout" svg:width="10.351cm" svg:height="1.671cm" svg:x="10.63cm" svg:y="4.549cm">
          <draw:text-box>
            <text:p>GET <text:s text:c="2"/>Origin: somesite.com<text:tab/></text:p>
          </draw:text-box>
        </draw:frame>
        <draw:line draw:style-name="gr9" draw:text-style-name="P7" draw:layer="layout" svg:x1="23.773cm" svg:y1="8.888cm" svg:x2="6.783cm" svg:y2="8.888cm">
          <text:p/>
        </draw:line>
        <draw:frame draw:style-name="gr11" draw:text-style-name="P6" draw:layer="layout" svg:width="14.945cm" svg:height="1.673cm" svg:x="8.531cm" svg:y="7.65cm">
          <draw:text-box>
            <text:p>GET <text:s text:c="2"/>Access-Control-Allow-Origin: <text:s/>somesite.com<text:tab/></text:p>
          </draw:text-box>
        </draw:frame>
        <draw:line draw:style-name="gr8" draw:text-style-name="P7" draw:layer="layout" svg:x1="24.32cm" svg:y1="4.364cm" svg:x2="24.32cm" svg:y2="11.281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6" draw:layer="layout" svg:width="4.92cm" svg:height="0.962cm" svg:x="4.085cm" svg:y="3.334cm">
          <draw:text-box>
            <text:p>somesite.com</text:p>
          </draw:text-box>
        </draw:frame>
        <draw:frame draw:style-name="gr7" draw:text-style-name="P6" draw:layer="layout" svg:width="4.92cm" svg:height="0.962cm" svg:x="22.011cm" svg:y="3.334cm">
          <draw:text-box>
            <text:p>mybank.com</text:p>
          </draw:text-box>
        </draw:frame>
        <draw:line draw:style-name="gr9" draw:text-style-name="P7" draw:layer="layout" svg:x1="6.991cm" svg:y1="12.864cm" svg:x2="23.887cm" svg:y2="12.863cm">
          <text:p/>
        </draw:line>
        <draw:frame draw:style-name="gr10" draw:text-style-name="P6" draw:layer="layout" svg:width="10.351cm" svg:height="1.671cm" svg:x="10.63cm" svg:y="11.703cm">
          <draw:text-box>
            <text:p>Origin: somesite.com<text:tab/></text:p>
          </draw:text-box>
        </draw:frame>
        <draw:line draw:style-name="gr9" draw:text-style-name="P7" draw:layer="layout" svg:x1="23.773cm" svg:y1="15.442cm" svg:x2="6.783cm" svg:y2="15.442cm">
          <text:p/>
        </draw:line>
        <draw:frame draw:style-name="gr12" draw:text-style-name="P6" draw:layer="layout" svg:width="14.945cm" svg:height="1.309cm" svg:x="10.531cm" svg:y="14.404cm">
          <draw:text-box>
            <text:p><text:s/>Access-Control-Allow-Origin: <text:s/>somesite.com<text:tab/></text:p>
          </draw:text-box>
        </draw:frame>
        <draw:line draw:style-name="gr8" draw:text-style-name="P7" draw:layer="layout" svg:x1="24.647cm" svg:y1="4.418cm" svg:x2="24.694cm" svg:y2="15.968cm">
          <text:p/>
        </draw:line>
        <draw:line draw:style-name="gr9" draw:text-style-name="P7" draw:layer="layout" svg:x1="6.991cm" svg:y1="6.964cm" svg:x2="23.887cm" svg:y2="6.963cm">
          <text:p/>
        </draw:line>
        <draw:frame draw:style-name="gr13" draw:text-style-name="P6" draw:layer="layout" svg:width="14.065cm" svg:height="3.095cm" svg:x="10.723cm" svg:y="5.059cm">
          <draw:text-box>
            <text:p>Origin: somesite.com</text:p>
            <text:p>Access-Control-Request-Method: POST</text:p>
            <text:p/>
            <text:p><text:tab/></text:p>
          </draw:text-box>
        </draw:frame>
        <draw:line draw:style-name="gr9" draw:text-style-name="P7" draw:layer="layout" svg:x1="23.773cm" svg:y1="10.142cm" svg:x2="6.783cm" svg:y2="10.142cm">
          <text:p/>
        </draw:line>
        <draw:frame draw:style-name="gr14" draw:text-style-name="P6" draw:layer="layout" svg:width="4.317cm" svg:height="1.485cm" svg:x="6.591cm" svg:y="5.895cm">
          <draw:text-box>
            <text:p>OPTIONS </text:p>
          </draw:text-box>
        </draw:frame>
        <draw:frame draw:style-name="gr13" draw:text-style-name="P6" draw:layer="layout" svg:width="14.065cm" svg:height="3.095cm" svg:x="10.724cm" svg:y="8.16cm">
          <draw:text-box>
            <text:p>Acess-Control-Allow-Origin: somesite.com</text:p>
            <text:p>Access-Control-Request-Method: POST</text:p>
            <text:p/>
            <text:p><text:tab/></text:p>
          </draw:text-box>
        </draw:frame>
        <draw:frame draw:style-name="gr7" draw:text-style-name="P6" draw:layer="layout" svg:width="2.6cm" svg:height="0.962cm" svg:x="6.916cm" svg:y="11.501cm">
          <draw:text-box>
            <text:p>POST</text:p>
          </draw:text-box>
        </draw:frame>
        <draw:line draw:style-name="gr8" draw:text-style-name="P7" draw:layer="layout" svg:x1="6.048cm" svg:y1="4.418cm" svg:x2="6.095cm" svg:y2="15.968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custom-shape draw:style-name="gr15" draw:text-style-name="P8" draw:layer="layout" svg:width="7.15cm" svg:height="4.996cm" svg:x="0.279cm" svg:y="2.275cm">
            <text:p text:style-name="P1">Attack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path draw:style-name="gr16" draw:text-style-name="P9" draw:layer="layout" svg:width="5.015cm" svg:height="3.139cm" svg:x="1.393cm" svg:y="3.342cm" svg:viewBox="0 0 5016 3140" svg:d="M0 0h5015v1440h-5015zM0 0zM5015 1440zM1735 817c0 22-5 41-13 56-9 16-21 29-35 39-15 9-32 17-52 21-19 5-40 7-61 7h-177v-437h158c25 0 46 2 65 6s35 10 49 19c13 8 23 19 30 33 7 13 10 29 10 48 0 12-2 24-5 34-3 11-9 21-15 30-7 9-16 16-27 22-10 7-22 11-36 15 18 2 33 6 47 12 13 6 25 13 34 23 9 9 16 20 20 32 5 12 8 26 8 40zM1650 616c0-24-8-41-25-51-16-10-39-15-70-15h-99v139h99c18 0 32-2 44-5 12-4 22-9 30-15 7-6 12-14 16-23 3-9 5-19 5-30zM1675 812c0-14-3-25-8-35s-12-18-22-24c-9-6-21-11-34-14s-28-4-45-4h-110v158h115c15 0 29-2 42-4 12-3 23-7 32-13 10-6 17-15 22-25s8-23 8-39zM1812 940v-258c0-7-1-14-1-21s0-15 0-21c0-7-1-14-1-20s0-11 0-16h52c1 5 1 10 1 17 0 6 1 12 1 18 0 7 1 13 1 19s0 11 0 15h1c4-13 8-24 13-34 4-9 9-17 15-23s13-10 22-13c8-3 18-5 30-5 4 0 9 0 13 1s7 1 9 2v51c-3-1-8-1-13-2s-10-1-16-1c-13 0-24 3-33 9s-16 14-22 24-10 22-13 37c-2 14-4 29-4 46v175zM2306 772c0 58-13 102-39 131s-63 43-112 43c-24 0-45-4-63-11s-34-17-47-32c-12-14-22-32-29-54-6-22-10-48-10-77 0-116 50-174 151-174 26 0 48 3 67 11 19 7 34 18 46 32 13 15 22 33 27 55 6 21 9 47 9 76zM2247 772c0-27-2-48-6-65s-10-31-17-41c-8-10-18-17-29-21s-23-6-38-6c-14 0-27 2-38 6-12 5-21 12-29 22s-15 24-19 41-6 38-6 64 2 47 7 64c4 17 10 31 18 41s18 17 29 22c10 4 22 6 35 6 14 0 27-2 39-6 11-4 21-11 29-22 8-10 15-23 19-41 4-17 6-38 6-64zM2695 940h-65l-54-217c-2-5-3-12-5-21-2-8-4-16-5-24-2-9-4-18-6-28-2 9-4 18-6 28-2 7-3 16-5 24-2 9-4 16-6 22l-55 216h-64l-94-336h55l57 228c1 5 2 11 4 18 1 7 3 14 4 20 2 8 3 16 5 24 1-8 3-16 5-23s3-13 5-20c2-6 3-12 4-16l61-231h60l59 231c1 5 3 11 4 18 2 7 3 13 5 19 2 7 3 14 5 22 2-8 3-16 5-23 1-7 3-13 4-20 2-7 3-13 5-19l59-228h55zM3083 847c0 16-3 30-9 42s-15 23-27 31c-11 8-25 15-42 19-17 5-36 7-58 7-19 0-37-2-53-4-15-3-29-8-41-15-11-7-21-15-29-26s-14-24-18-40l49-10c5 18 15 32 30 40s35 12 62 12c12 0 23 0 33-2s19-4 26-9c7-4 13-9 17-16 4-6 6-15 6-25s-3-18-7-25c-5-6-12-12-20-16-9-4-19-8-31-11s-25-7-40-11c-13-3-27-7-40-12-13-4-25-10-36-17-10-7-19-16-26-26-6-11-9-24-9-40 0-31 10-54 32-70s54-24 96-24c37 0 66 6 88 19s35 34 41 63l-50 6c-2-8-5-16-10-22s-11-10-18-14-15-6-24-8c-9-1-18-2-27-2-26 0-44 4-56 11-12 8-18 20-18 35 0 9 2 17 6 23 5 6 11 11 19 15s18 7 29 10 23 6 37 10c9 2 18 4 27 7s18 6 27 9c9 4 17 8 25 13s14 11 20 17c6 7 11 15 14 24s5 20 5 32zM3191 784c0 17 2 34 6 48 3 15 9 28 16 38 8 11 17 19 29 25s26 9 43 9c24 0 43-5 58-14 14-10 24-22 29-37l49 14c-3 9-8 18-14 28-7 9-15 18-26 25-10 8-23 14-39 19s-35 7-57 7c-50 0-88-15-114-44-26-30-39-74-39-132 0-32 4-58 12-80s19-40 33-53c13-14 29-24 47-30s38-9 59-9c28 0 51 4 70 13 19 10 34 22 46 38 11 16 19 35 24 57s7 45 7 70v8zM3373 741c-3-35-12-61-27-78-15-16-36-24-64-24-10 0-19 2-30 5-10 3-19 8-28 16-9 7-16 18-22 31s-9 30-10 50zM3501 940v-258c0-7-1-14-1-21s0-15 0-21c0-7-1-14-1-20s0-11 0-16h52c1 5 1 10 1 17 0 6 1 12 1 18 0 7 1 13 1 19s0 11 0 15h1c4-13 8-24 13-34 4-9 9-17 15-23s13-10 22-13c8-3 18-5 30-5 4 0 9 0 13 1s7 1 9 2v51c-3-1-8-1-13-2s-10-1-16-1c-13 0-24 3-33 9s-16 14-22 24-10 22-13 37c-2 14-4 29-4 46v175zM1 1700h5015v1440h-5015zM1 1700zM5016 3140zM1969 2519c0 18-4 35-11 51-7 15-18 29-33 40s-33 20-56 27c-23 6-50 9-81 9-54 0-96-10-127-29-30-19-49-46-58-82l58-12c3 12 7 22 13 31 6 10 14 18 24 25 11 6 23 11 38 15s34 6 55 6c17 0 33-2 48-5s27-7 38-14c10-6 19-14 24-24 6-9 9-21 9-35s-3-26-9-35c-7-8-16-16-28-22-12-5-26-10-42-14s-34-8-54-13c-13-3-25-6-37-9s-24-7-35-11c-12-5-22-10-32-16s-19-13-26-21c-7-9-13-19-17-30s-6-24-6-38c0-21 4-38 12-53 9-15 20-27 35-37 15-9 33-16 53-20 20-5 42-7 66-7 27 0 50 2 69 6 19 5 36 11 49 19 13 9 24 19 32 32 8 12 14 27 19 44l-59 10c-3-11-7-20-12-28-6-9-13-16-22-21-9-6-19-10-32-13s-28-4-45-4c-20 0-37 2-51 5-14 4-25 9-33 15s-14 13-18 22c-4 8-6 17-6 27 0 13 4 24 10 32 7 8 16 15 27 21s24 10 39 14c14 4 30 7 46 11 14 3 27 6 40 10 14 3 27 7 39 11 12 5 23 10 34 16s20 13 28 22c8 8 14 19 18 30 5 12 7 26 7 42zM2083 2484c0 17 2 34 6 48 3 15 9 28 16 38 8 11 17 19 29 25s26 9 43 9c24 0 43-5 58-14 14-10 24-22 29-37l49 14c-3 9-8 18-14 28-7 9-15 18-26 25-10 8-23 14-39 19s-35 7-57 7c-50 0-88-15-114-44-26-30-39-74-39-132 0-32 4-58 12-80s19-40 33-53c13-14 29-24 47-30s38-9 59-9c28 0 51 4 70 13 19 10 34 22 46 38 11 16 19 35 24 57s7 45 7 70v8zM2265 2441c-3-35-12-61-27-78-15-16-36-24-64-24-10 0-19 2-30 5-10 3-19 8-28 16-9 7-16 18-22 31s-9 30-10 50zM2394 2640v-258c0-7-1-14-1-21s0-15 0-21c0-7-1-14-1-20s0-11 0-16h52c1 5 1 10 1 17 0 6 1 12 1 18 0 7 1 13 1 19s0 11 0 15h1c4-13 8-24 13-34 4-9 9-17 15-23s13-10 22-13c8-3 18-5 30-5 4 0 9 0 13 1s7 1 9 2v51c-3-1-8-1-13-2s-10-1-16-1c-13 0-24 3-33 9s-16 14-22 24-10 22-13 37c-2 14-4 29-4 46v175zM2751 2640h-66l-122-336h59l74 219c1 4 3 10 5 16 2 7 4 14 6 21s4 13 6 20c2 6 3 12 4 16 2-4 3-10 5-16 2-7 4-13 6-20s4-14 7-20c2-7 4-12 5-17l77-219h59zM2964 2484c0 17 2 34 6 48 3 15 9 28 16 38 8 11 17 19 29 25s26 9 43 9c24 0 43-5 58-14 14-10 24-22 29-37l49 14c-3 9-8 18-14 28-7 9-15 18-26 25-10 8-23 14-39 19s-35 7-57 7c-50 0-88-15-114-44-26-30-39-74-39-132 0-32 4-58 12-80s19-40 33-53c13-14 29-24 47-30s38-9 59-9c28 0 51 4 70 13 19 10 34 22 46 38 11 16 19 35 24 57s7 45 7 70v8zM3146 2441c-3-35-12-61-27-78-15-16-36-24-64-24-10 0-19 2-30 5-10 3-19 8-28 16-9 7-16 18-22 31s-9 30-10 50zM3274 2640v-258c0-7-1-14-1-21s0-15 0-21c0-7-1-14-1-20s0-11 0-16h52c1 5 1 10 1 17 0 6 1 12 1 18 0 7 1 13 1 19s0 11 0 15h1c4-13 8-24 13-34 4-9 9-17 15-23s13-10 22-13c8-3 18-5 30-5 4 0 9 0 13 1s7 1 9 2v51c-3-1-8-1-13-2s-10-1-16-1c-13 0-24 3-33 9s-16 14-22 24-10 22-13 37c-2 14-4 29-4 46v175z">
            <text:p/>
          </draw:path>
        </draw:g>
        <draw:g xml:id="id2" draw:id="id2">
          <draw:custom-shape draw:style-name="gr17" draw:text-style-name="P8" draw:layer="layout" svg:width="12.486cm" svg:height="9.933cm" svg:x="15.318cm" svg:y="0.14cm">
            <text:p text:style-name="P1">Websi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18" draw:text-style-name="P8" draw:layer="layout" svg:width="10.119cm" svg:height="3.59cm" svg:x="16.421cm" svg:y="1.492cm">
              <text:p text:style-name="P1">Comments stored in DB:</text:p>
              <text:p text:style-name="P1"/>
              <text:p text:style-name="P1">&lt;script&gt; … &lt;/script&gt;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9" draw:text-style-name="P8" draw:layer="layout" svg:width="10.119cm" svg:height="3.589cm" svg:x="16.421cm" svg:y="5.511cm">
              <text:p text:style-name="P1">Website backend code:</text:p>
              <text:p text:style-name="P1">print(“&lt;html&gt; Latest comment: “ </text:p>
              <text:p text:style-name="P1">+ db.comment + “ &lt;/html&gt;”)</text:p>
              <text:p text:style-name="P1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g xml:id="id1" draw:id="id1">
          <draw:custom-shape draw:style-name="gr20" draw:text-style-name="P8" draw:layer="layout" svg:width="12.95cm" svg:height="5.709cm" svg:x="0.187cm" svg:y="15.04cm">
            <text:p text:style-name="P1">Victim’s Browser</text:p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10.908cm" svg:height="3.527cm" svg:x="1.069cm" svg:y="16.479cm">
            <text:p text:style-name="P1">HTML received:</text:p>
            <text:p text:style-name="P1">&lt;html&gt; Latest comment: </text:p>
            <text:p text:style-name="P1">&lt;script&gt; … &lt;/script&gt;</text:p>
            <text:p text:style-name="P1">&lt;/html&gt;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frame draw:style-name="gr22" draw:text-style-name="P10" draw:layer="layout" svg:width="10.537cm" svg:height="0.789cm" svg:x="7.706cm" svg:y="3.664cm">
          <draw:text-box>
            <text:p><text:span text:style-name="T2">POST http://website/post-comment</text:span></text:p>
          </draw:text-box>
        </draw:frame>
        <draw:custom-shape draw:style-name="gr23" draw:text-style-name="P8" draw:layer="layout" svg:width="6.591cm" svg:height="1.671cm" svg:x="7.985cm" svg:y="5.238cm">
          <text:p text:style-name="P1">&lt;script&gt; … &lt;/script&gt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7" draw:layer="layout" svg:x1="13.137cm" svg:y1="17.894cm" svg:x2="21.561cm" svg:y2="10.073cm" draw:start-shape="id1" draw:start-glue-point="1" draw:end-shape="id2" draw:end-glue-point="2" svg:d="M13137 17894h8424v-7821" svg:viewBox="0 0 8425 7822">
          <text:p/>
        </draw:connector>
        <draw:frame draw:style-name="gr22" draw:text-style-name="P10" draw:layer="layout" svg:width="10.537cm" svg:height="0.789cm" svg:x="14.995cm" svg:y="18.208cm">
          <draw:text-box>
            <text:p><text:span text:style-name="T2">GET http://website/last-comment</text:span></text:p>
          </draw:text-box>
        </draw:frame>
        <draw:custom-shape draw:style-name="gr25" draw:text-style-name="P11" draw:layer="layout" svg:width="7.241cm" svg:height="3.807cm" svg:x="6.062cm" svg:y="9.078cm">
          <text:p text:style-name="P1">&lt;script&gt;...&lt;/script&gt;<text:line-break/>contains malicious js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7.705cm" svg:y1="4.851cm" svg:x2="15.225cm" svg:y2="4.851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 xml:id="id4" draw:id="id4">
          <draw:custom-shape draw:style-name="gr26" draw:text-style-name="P8" draw:layer="layout" svg:width="12.486cm" svg:height="5.663cm" svg:x="15.179cm" svg:y="1.347cm">
            <text:p text:style-name="P1">Websi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27" draw:text-style-name="P8" draw:layer="layout" svg:width="10.119cm" svg:height="3.345cm" svg:x="16.282cm" svg:y="2.458cm">
              <text:p text:style-name="P1">Website backend code:</text:p>
              <text:p text:style-name="P1">print(“&lt;html&gt; You searched for: “ </text:p>
              <text:p text:style-name="P1">+ request.word + “ &lt;/html&gt;”)</text:p>
              <text:p text:style-name="P1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g xml:id="id3" draw:id="id3">
          <draw:custom-shape draw:style-name="gr20" draw:text-style-name="P8" draw:layer="layout" svg:width="12.95cm" svg:height="5.709cm" svg:x="6.314cm" svg:y="14.622cm">
            <text:p text:style-name="P1">Victim’s Browser</text:p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10.908cm" svg:height="3.527cm" svg:x="7.196cm" svg:y="16.061cm">
            <text:p text:style-name="P1">HTML received:</text:p>
            <text:p text:style-name="P1">&lt;html&gt; You searched for:</text:p>
            <text:p text:style-name="P1">&lt;script&gt; ... &lt;/script&gt; &lt;/html&gt;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onnector draw:style-name="gr24" draw:text-style-name="P7" draw:layer="layout" svg:x1="19.264cm" svg:y1="17.476cm" svg:x2="21.422cm" svg:y2="7.01cm" draw:start-shape="id3" draw:start-glue-point="1" draw:end-shape="id4" draw:end-glue-point="2" svg:d="M19264 17476h2158v-10466" svg:viewBox="0 0 2159 10467">
          <text:p/>
        </draw:connector>
        <draw:custom-shape draw:style-name="gr28" draw:text-style-name="P11" draw:layer="layout" svg:width="6.314cm" svg:height="2.275cm" svg:x="7.734cm" svg:y="8.101cm">
          <text:p text:style-name="P1">&lt;script&gt;...&lt;/script&gt;<text:line-break/>contains malicious js</text:p>
          <draw:enhanced-geometry svg:viewBox="0 0 21600 21600" draw:mirror-vertical="false" draw:mirror-horizontal="false" draw:type="rectangle" draw:enhanced-path="M 0 0 L 21600 0 21600 21600 0 21600 0 0 Z N"/>
        </draw:custom-shape>
        <draw:g xml:id="id5" draw:id="id5">
          <draw:custom-shape draw:style-name="gr29" draw:text-style-name="P12" draw:layer="layout" svg:width="4.594cm" svg:height="1.115cm" svg:x="0.234cm" svg:y="7.751cm">
            <text:p text:style-name="P1">Attac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24" draw:text-style-name="P7" draw:layer="layout" svg:x1="2.531cm" svg:y1="8.866cm" svg:x2="6.314cm" svg:y2="17.476cm" draw:start-shape="id5" draw:start-glue-point="2" draw:end-shape="id3" draw:end-glue-point="3" svg:d="M2531 8866v8610h3783" svg:viewBox="0 0 3784 8611">
          <text:p/>
        </draw:connector>
        <draw:frame draw:style-name="gr30" draw:text-style-name="P13" draw:layer="layout" svg:width="10.537cm" svg:height="1.237cm" svg:x="19.264cm" svg:y="17.476cm">
          <draw:text-box>
            <text:p text:style-name="P1"><text:span text:style-name="T2">GET </text:span><text:span text:style-name="T3"><text:a xlink:href="http://website/search?word" xlink:type="simple">http://website/search?word</text:a></text:span><text:span text:style-name="T3">=</text:span></text:p>
            <text:p text:style-name="P1"><text:span text:style-name="T3">&lt;script&gt; .. &lt;/script&gt;</text:span></text:p>
          </draw:text-box>
        </draw:frame>
        <draw:frame draw:style-name="gr31" draw:text-style-name="P14" draw:layer="layout" svg:width="14.668cm" svg:height="1.673cm" svg:x="-4.558cm" svg:y="5.642cm">
          <draw:text-box>
            <text:p text:style-name="P1"><text:span text:style-name="T3">Check this link! </text:span></text:p>
            <text:p text:style-name="P1"><text:span text:style-name="T3"><text:a xlink:href="http://website/search?word" xlink:type="simple">http://website/search?word</text:a></text:span></text:p>
            <text:p text:style-name="P1"><text:span text:style-name="T3">=&lt;script&gt; .. &lt;/script&gt;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2" draw:text-style-name="P8" xml:id="id7" draw:id="id7" draw:layer="layout" svg:width="3.81cm" svg:height="2.286cm" svg:x="18.156cm" svg:y="4.592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8" xml:id="id8" draw:id="id8" draw:layer="layout" svg:width="3.81cm" svg:height="2.286cm" svg:x="6.858cm" svg:y="4.592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3" draw:text-style-name="P15" xml:id="id6" draw:id="id6" draw:layer="layout" svg:width="4.064cm" svg:height="1.673cm" svg:x="12.446cm" svg:y="4.899cm">
          <draw:text-box>
            <text:p text:style-name="P1">Encrypted </text:p>
            <text:p text:style-name="P1">data</text:p>
          </draw:text-box>
        </draw:frame>
        <draw:connector draw:style-name="gr2" draw:text-style-name="P15" draw:layer="layout" svg:x1="16.51cm" svg:y1="5.735cm" svg:x2="18.156cm" svg:y2="5.735cm" draw:start-shape="id6" draw:end-shape="id7" svg:d="M16510 5735h1646" svg:viewBox="0 0 1647 1">
          <text:p/>
        </draw:connector>
        <draw:connector draw:style-name="gr2" draw:text-style-name="P15" draw:layer="layout" svg:x1="10.668cm" svg:y1="5.735cm" svg:x2="12.446cm" svg:y2="5.735cm" draw:start-shape="id8" draw:start-glue-point="7" draw:end-shape="id6" draw:end-glue-point="3" svg:d="M10668 5735h1778" svg:viewBox="0 0 1779 1">
          <text:p/>
        </draw:connector>
        <draw:frame draw:style-name="gr34" draw:text-style-name="P16" draw:layer="layout" svg:width="3.302cm" svg:height="0.962cm" svg:x="1.016cm" svg:y="5.254cm">
          <draw:text-box>
            <text:p>Clear text</text:p>
          </draw:text-box>
        </draw:frame>
        <draw:frame draw:style-name="gr34" draw:text-style-name="P16" xml:id="id9" draw:id="id9" draw:layer="layout" svg:width="4.572cm" svg:height="0.962cm" svg:x="23.428cm" svg:y="5.254cm">
          <draw:text-box>
            <text:p>Clear text</text:p>
          </draw:text-box>
        </draw:frame>
        <draw:connector draw:style-name="gr2" draw:text-style-name="P15" draw:layer="layout" svg:x1="4.318cm" svg:y1="5.731cm" svg:x2="6.858cm" svg:y2="5.735cm" draw:end-shape="id8" draw:end-glue-point="5" svg:d="M4318 5731h1020v4h1520" svg:viewBox="0 0 2541 5">
          <text:p/>
        </draw:connector>
        <draw:connector draw:style-name="gr2" draw:text-style-name="P15" draw:layer="layout" svg:x1="21.966cm" svg:y1="5.735cm" svg:x2="23.428cm" svg:y2="5.735cm" draw:start-shape="id7" draw:start-glue-point="7" draw:end-shape="id9" draw:end-glue-point="3" svg:d="M21966 5735h1462" svg:viewBox="0 0 1463 1">
          <text:p/>
        </draw:connector>
        <draw:frame draw:style-name="gr34" draw:text-style-name="P15" xml:id="id10" draw:id="id10" draw:layer="layout" svg:width="5.334cm" svg:height="0.962cm" svg:x="6.096cm" svg:y="2.182cm">
          <draw:text-box>
            <text:p text:style-name="P1">Public Key</text:p>
          </draw:text-box>
        </draw:frame>
        <draw:frame draw:style-name="gr35" draw:text-style-name="P15" xml:id="id11" draw:id="id11" draw:layer="layout" svg:width="4.572cm" svg:height="1.016cm" svg:x="17.78cm" svg:y="2.155cm">
          <draw:text-box>
            <text:p text:style-name="P1">Private <text:s/>key</text:p>
          </draw:text-box>
        </draw:frame>
        <draw:connector draw:style-name="gr2" draw:text-style-name="P15" draw:layer="layout" svg:x1="8.763cm" svg:y1="3.144cm" svg:x2="8.763cm" svg:y2="4.592cm" draw:start-shape="id10" draw:start-glue-point="2" draw:end-shape="id8" draw:end-glue-point="4" svg:d="M8763 3144v1448" svg:viewBox="0 0 1 1449">
          <text:p/>
        </draw:connector>
        <draw:connector draw:style-name="gr2" draw:text-style-name="P15" draw:layer="layout" svg:x1="20.066cm" svg:y1="3.171cm" svg:x2="20.061cm" svg:y2="4.592cm" draw:start-shape="id11" draw:start-glue-point="2" draw:end-shape="id7" draw:end-glue-point="4" svg:d="M20066 3171v710h-5v711" svg:viewBox="0 0 6 1422">
          <text:p/>
        </draw:connector>
        <draw:custom-shape draw:style-name="gr32" draw:text-style-name="P8" xml:id="id13" draw:id="id13" draw:layer="layout" svg:width="3.81cm" svg:height="2.286cm" svg:x="18.156cm" svg:y="10.394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8" xml:id="id14" draw:id="id14" draw:layer="layout" svg:width="3.81cm" svg:height="2.286cm" svg:x="6.858cm" svg:y="10.394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3" draw:text-style-name="P15" xml:id="id12" draw:id="id12" draw:layer="layout" svg:width="4.064cm" svg:height="1.673cm" svg:x="12.446cm" svg:y="10.701cm">
          <draw:text-box>
            <text:p text:style-name="P1">Encrypted </text:p>
            <text:p text:style-name="P1">data</text:p>
          </draw:text-box>
        </draw:frame>
        <draw:connector draw:style-name="gr2" draw:text-style-name="P15" draw:layer="layout" svg:x1="16.51cm" svg:y1="11.537cm" svg:x2="18.156cm" svg:y2="11.537cm" draw:start-shape="id12" draw:end-shape="id13" svg:d="M16510 11537h1646" svg:viewBox="0 0 1647 1">
          <text:p/>
        </draw:connector>
        <draw:connector draw:style-name="gr2" draw:text-style-name="P15" draw:layer="layout" svg:x1="10.668cm" svg:y1="11.537cm" svg:x2="12.446cm" svg:y2="11.537cm" draw:start-shape="id14" draw:start-glue-point="7" draw:end-shape="id12" draw:end-glue-point="3" svg:d="M10668 11537h1778" svg:viewBox="0 0 1779 1">
          <text:p/>
        </draw:connector>
        <draw:frame draw:style-name="gr34" draw:text-style-name="P16" draw:layer="layout" svg:width="3.302cm" svg:height="0.962cm" svg:x="1.016cm" svg:y="11.056cm">
          <draw:text-box>
            <text:p>Clear text</text:p>
          </draw:text-box>
        </draw:frame>
        <draw:frame draw:style-name="gr34" draw:text-style-name="P16" xml:id="id15" draw:id="id15" draw:layer="layout" svg:width="4.572cm" svg:height="0.962cm" svg:x="23.428cm" svg:y="11.056cm">
          <draw:text-box>
            <text:p>Clear text</text:p>
          </draw:text-box>
        </draw:frame>
        <draw:connector draw:style-name="gr2" draw:text-style-name="P15" draw:layer="layout" svg:x1="4.318cm" svg:y1="11.533cm" svg:x2="6.858cm" svg:y2="11.537cm" draw:end-shape="id14" draw:end-glue-point="5" svg:d="M4318 11533h1020v4h1520" svg:viewBox="0 0 2541 5">
          <text:p/>
        </draw:connector>
        <draw:connector draw:style-name="gr2" draw:text-style-name="P15" draw:layer="layout" svg:x1="21.966cm" svg:y1="11.537cm" svg:x2="23.428cm" svg:y2="11.537cm" draw:start-shape="id13" draw:start-glue-point="7" draw:end-shape="id15" draw:end-glue-point="3" svg:d="M21966 11537h1462" svg:viewBox="0 0 1463 1">
          <text:p/>
        </draw:connector>
        <draw:frame draw:style-name="gr34" draw:text-style-name="P15" xml:id="id16" draw:id="id16" draw:layer="layout" svg:width="5.334cm" svg:height="0.962cm" svg:x="6.096cm" svg:y="7.984cm">
          <draw:text-box>
            <text:p text:style-name="P1">Private Key</text:p>
          </draw:text-box>
        </draw:frame>
        <draw:frame draw:style-name="gr35" draw:text-style-name="P15" xml:id="id17" draw:id="id17" draw:layer="layout" svg:width="4.572cm" svg:height="1.016cm" svg:x="17.78cm" svg:y="7.957cm">
          <draw:text-box>
            <text:p text:style-name="P1">Public <text:s/>key</text:p>
          </draw:text-box>
        </draw:frame>
        <draw:connector draw:style-name="gr2" draw:text-style-name="P15" draw:layer="layout" svg:x1="8.763cm" svg:y1="8.946cm" svg:x2="8.763cm" svg:y2="10.394cm" draw:start-shape="id16" draw:start-glue-point="2" draw:end-shape="id14" draw:end-glue-point="4" svg:d="M8763 8946v1448" svg:viewBox="0 0 1 1449">
          <text:p/>
        </draw:connector>
        <draw:connector draw:style-name="gr2" draw:text-style-name="P15" draw:layer="layout" svg:x1="20.066cm" svg:y1="8.973cm" svg:x2="20.061cm" svg:y2="10.394cm" draw:start-shape="id17" draw:start-glue-point="2" draw:end-shape="id13" draw:end-glue-point="4" svg:d="M20066 8973v710h-5v711" svg:viewBox="0 0 6 1422">
          <text:p/>
        </draw:connecto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custom-shape draw:style-name="gr1" draw:text-style-name="P2" draw:layer="layout" svg:width="4.56cm" svg:height="1.926cm" svg:x="7.632cm" svg:y="10.086cm">
            <text:p text:style-name="P1"><text:span text:style-name="T1">AES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906cm" svg:y1="8.022cm" svg:x2="9.912cm" svg:y2="10.086cm">
            <text:p/>
          </draw:line>
          <draw:custom-shape draw:style-name="gr3" draw:text-style-name="P2" draw:layer="layout" svg:width="3.624cm" svg:height="0.762cm" svg:x="8.1cm" svg:y="13.654cm">
            <text:p text:style-name="P1"><text:span text:style-name="T1">Encrypted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099cm" svg:height="0.74cm" svg:x="8.304cm" svg:y="7.282cm">
            <text:p text:style-name="P1"><text:span text:style-name="T1">Clear d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xml:id="id18" draw:id="id18" draw:layer="layout" svg:x1="9.912cm" svg:y1="12.15cm" svg:x2="9.906cm" svg:y2="13.654cm">
            <text:p/>
          </draw:line>
          <draw:frame draw:style-name="gr5" draw:text-style-name="P4" draw:layer="layout" svg:width="1.754cm" svg:height="0.809cm" svg:x="4.826cm" svg:y="10.621cm">
            <draw:text-box>
              <text:p><text:span text:style-name="T1">Key</text:span></text:p>
            </draw:text-box>
          </draw:frame>
          <draw:line draw:style-name="gr2" draw:text-style-name="P3" draw:layer="layout" svg:x1="6.054cm" svg:y1="11.049cm" svg:x2="7.457cm" svg:y2="11.049cm">
            <text:p/>
          </draw:line>
          <draw:custom-shape draw:style-name="gr36" draw:text-style-name="P2" draw:layer="layout" svg:width="3.048cm" svg:height="1.502cm" svg:x="3.81cm" svg:y="8.204cm">
            <text:p text:style-name="P1"><text:span text:style-name="T1">Inicialization</text:span></text:p>
            <text:p text:style-name="P1"><text:span text:style-name="T1">Vec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4" draw:text-style-name="P7" draw:layer="layout" svg:x1="6.858cm" svg:y1="8.844cm" svg:x2="9.906cm" svg:y2="8.844cm">
            <text:p/>
          </draw:line>
          <draw:custom-shape draw:style-name="gr37" draw:text-style-name="P1" draw:layer="layout" svg:width="1.016cm" svg:height="1.016cm" svg:x="9.398cm" svg:y="8.382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56cm" svg:height="1.926cm" svg:x="15.722cm" svg:y="10.17cm">
            <text:p text:style-name="P1"><text:span text:style-name="T1">AES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7.996cm" svg:y1="8.106cm" svg:x2="18.002cm" svg:y2="10.17cm">
            <text:p/>
          </draw:line>
          <draw:custom-shape draw:style-name="gr3" draw:text-style-name="P2" draw:layer="layout" svg:width="3.624cm" svg:height="0.762cm" svg:x="16.19cm" svg:y="13.738cm">
            <text:p text:style-name="P1"><text:span text:style-name="T1">Encrypted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19" draw:id="id19" draw:layer="layout" svg:width="3.099cm" svg:height="0.74cm" svg:x="16.394cm" svg:y="7.366cm">
            <text:p text:style-name="P1"><text:span text:style-name="T1">Clear d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8.002cm" svg:y1="12.234cm" svg:x2="17.996cm" svg:y2="13.738cm">
            <text:p/>
          </draw:line>
          <draw:line draw:style-name="gr2" draw:text-style-name="P3" draw:layer="layout" svg:x1="14.815cm" svg:y1="11.133cm" svg:x2="15.722cm" svg:y2="11.133cm">
            <text:p/>
          </draw:line>
          <draw:custom-shape draw:style-name="gr37" draw:text-style-name="P1" draw:layer="layout" svg:width="1.016cm" svg:height="1.016cm" svg:x="17.488cm" svg:y="8.466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754cm" svg:height="0.809cm" svg:x="13.54cm" svg:y="10.668cm">
            <draw:text-box>
              <text:p><text:span text:style-name="T1">Key</text:span></text:p>
            </draw:text-box>
          </draw:frame>
          <draw:connector draw:style-name="gr24" draw:text-style-name="P7" draw:layer="layout" draw:line-skew="-0.271cm" svg:x1="9.912cm" svg:y1="12.902cm" svg:x2="16.394cm" svg:y2="7.736cm" draw:start-shape="id18" draw:start-glue-point="1" draw:end-shape="id19" draw:end-glue-point="3" svg:d="M9912 12902h3042v-5166h3440" svg:viewBox="0 0 6483 5167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8" draw:text-style-name="P17" draw:layer="layout" svg:width="3.174cm" svg:height="2.51cm" svg:x="0.786cm" svg:y="8.497cm">
          <text:p text:style-name="P1"><text:span text:style-name="T1">Client socket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6.761cm" svg:height="2.51cm" svg:x="9.906cm" svg:y="8.497cm">
          <text:p text:style-name="P1"><text:span text:style-name="T1">Server socket → cipher </text:span></text:p>
          <text:p text:style-name="P1"><text:span text:style-name="T1">→ </text:span><text:span text:style-name="T1">client socke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6.096cm" svg:height="2.54cm" svg:x="21.59cm" svg:y="8.382cm">
          <text:p text:style-name="P1"><text:span text:style-name="T1">Server socket → Decipher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4.064cm" svg:height="0.762cm" svg:x="4.98cm" svg:y="9.398cm">
          <text:p text:style-name="P1"><text:span text:style-name="T3">Clear tex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8" draw:layer="layout" svg:width="4.064cm" svg:height="0.762cm" svg:x="17.272cm" svg:y="9.398cm">
          <text:p text:style-name="P1"><text:span text:style-name="T3">Encrypted 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19" draw:layer="layout" svg:width="5.588cm" svg:height="1.673cm" svg:x="10.668cm" svg:y="7.217cm">
          <draw:text-box>
            <text:p>crypto_proxy.js</text:p>
          </draw:text-box>
        </draw:frame>
        <draw:frame draw:style-name="gr42" draw:text-style-name="P19" draw:layer="layout" svg:width="5.588cm" svg:height="1.673cm" svg:x="1.008cm" svg:y="7.417cm">
          <draw:text-box>
            <text:p>Netcat</text:p>
          </draw:text-box>
        </draw:frame>
        <draw:frame draw:style-name="gr42" draw:text-style-name="P19" draw:layer="layout" svg:width="5.334cm" svg:height="1.673cm" svg:x="22.098cm" svg:y="7.112cm">
          <draw:text-box>
            <text:p>decrypt_server.js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3" draw:text-style-name="P20" draw:layer="layout" svg:width="3.556cm" svg:height="12.192cm" svg:x="3.556cm" svg:y="6.60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3.556cm" svg:height="12.192cm" svg:x="19.812cm" svg:y="6.60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44" draw:text-style-name="P21" draw:layer="layout" svg:x1="19.304cm" svg:y1="7.366cm" svg:x2="7.874cm" svg:y2="7.366cm">
          <text:p/>
        </draw:line>
        <draw:frame draw:style-name="gr45" draw:text-style-name="P19" draw:layer="layout" svg:width="3.556cm" svg:height="1.27cm" svg:x="11.43cm" svg:y="6.35cm">
          <draw:text-box>
            <text:p>Public key</text:p>
          </draw:text-box>
        </draw:frame>
        <draw:line draw:style-name="gr44" draw:text-style-name="P21" draw:layer="layout" svg:x1="7.874cm" svg:y1="9.144cm" svg:x2="19.304cm" svg:y2="9.144cm">
          <text:p/>
        </draw:line>
        <draw:frame draw:style-name="gr46" draw:text-style-name="P19" draw:layer="layout" svg:width="11.813cm" svg:height="0.962cm" svg:x="7.953cm" svg:y="8.182cm">
          <draw:text-box>
            <text:p>symmetric key encrypted with public key</text:p>
          </draw:text-box>
        </draw:frame>
        <draw:frame draw:style-name="gr47" draw:text-style-name="P19" draw:layer="layout" svg:width="10.222cm" svg:height="3.095cm" svg:x="8.39cm" svg:y="9.706cm">
          <draw:text-box>
            <text:p>From now on, both parts know the symmetric key and the connection is encrypted</text:p>
          </draw:text-box>
        </draw:frame>
        <draw:line draw:style-name="gr44" draw:text-style-name="P21" draw:layer="layout" svg:x1="8.128cm" svg:y1="14.808cm" svg:x2="19.05cm" svg:y2="14.808cm">
          <text:p/>
        </draw:line>
        <draw:frame draw:style-name="gr47" draw:text-style-name="P19" draw:layer="layout" svg:width="7.366cm" svg:height="3.095cm" svg:x="10.36cm" svg:y="13.091cm">
          <draw:text-box>
            <text:p>User, password and authenticator token</text:p>
          </draw:text-box>
        </draw:frame>
        <draw:line draw:style-name="gr48" draw:text-style-name="P20" draw:layer="layout" svg:x1="8.182cm" svg:y1="17.518cm" svg:x2="19.104cm" svg:y2="17.518cm">
          <text:p/>
        </draw:line>
        <draw:frame draw:style-name="gr49" draw:text-style-name="P19" draw:layer="layout" svg:width="8.89cm" svg:height="2.384cm" svg:x="9.614cm" svg:y="15.902cm">
          <draw:text-box>
            <text:p>AES encrypted authenticated full duplex socket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4:34:05.584078964</meta:creation-date>
    <dc:date>2018-04-27T00:33:03.315584363</dc:date>
    <meta:editing-duration>P2DT11H8M6S</meta:editing-duration>
    <meta:editing-cycles>11</meta:editing-cycles>
    <meta:generator>LibreOffice/5.1.6.2$Linux_X86_64 LibreOffice_project/10m0$Build-2</meta:generator>
    <meta:document-statistic meta:object-count="185"/>
  </office:meta>
</office:document-meta>
</file>